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</office:automatic-styles>
  <office:body>
    <office:text text:use-soft-page-breaks="true">
      <text:p text:style-name="P1">Progetto – Podcast<text:s/>di Ateneo</text:p>
      <text:p text:style-name="Normal">Punti<text:s/>iniziali:</text:p>
      <text:list text:style-name="LFO1" text:continue-numbering="true">
        <text:list-item>
          <text:p text:style-name="P2">Stato dell’arte (vari spunti):</text:p>
          <text:list text:continue-numbering="true">
            <text:list-item>
              <text:p text:style-name="P3">Si possono immaginare come modello i podcast di Spotify.</text:p>
            </text:list-item>
            <text:list-item>
              <text:p text:style-name="P4">Univaq radio</text:p>
            </text:list-item>
            <text:list-item>
              <text:p text:style-name="P5">One (Disletter di univaq)</text:p>
            </text:list-item>
          </text:list>
        </text:list-item>
        <text:list-item>
          <text:p text:style-name="P6">Come rendere i contenuti appetibili e per quale target? (Stakeholder principale, studenti o docenti o entrambi? Deve essere utile, e dobbiamo stabilire la percentuale di utenti periodici del target che si vuole attirar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11-08T10:31:00Z</meta:creation-date>
    <dc:date>2023-11-08T10:31:00Z</dc:date>
    <meta:template xlink:href="Normal.dotm" xlink:type="simple"/>
    <meta:editing-cycles>2</meta:editing-cycles>
    <meta:editing-duration>PT300S</meta:editing-duration>
    <meta:document-statistic meta:page-count="1" meta:paragraph-count="1" meta:word-count="58" meta:character-count="392" meta:row-count="2" meta:non-whitespace-character-count="335"/>
  </office:meta>
</office:document-meta>
</file>